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30.56pt"/>
    </style:style>
    <style:style style:name="co3" style:family="table-column">
      <style:table-column-properties fo:break-before="auto" style:column-width="493.5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200.9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74.44pt"/>
    </style:style>
    <style:style style:name="co12" style:family="table-column">
      <style:table-column-properties fo:break-before="auto" style:column-width="126.6pt"/>
    </style:style>
    <style:style style:name="co13" style:family="table-column">
      <style:table-column-properties fo:break-before="auto" style:column-width="162.11pt"/>
    </style:style>
    <style:style style:name="co14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c5c7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background-color="#f8aa97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qmtech-minim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LPS_SCHA5B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5B02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ESP32WROVERIB16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VER-B_(16MB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**,REF**,REF**,REF**,REF**,REF**,REF**,REF**,REF**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ntingHole_3.2mm_M3_Pad_Vi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62,R60,R33,R37,R34,R27,R30,R31,R24,R23,R22,R21,R20,R17,R56</text:p>
          </table:table-cell>
          <table:table-cell office:value-type="string" calcext:value-type="string">
            <text:p>R_0603_1608Met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Abracon_ASE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SJK-3N-16.00-3.3-50-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9,C12,C26,C25,C24,C20,C18,C16,C13,C10,C8,C7,C2,C6,C5,C3,C1,C37,C41,C40,C39,C38,C36,C35,C34,C33,C32</text:p>
          </table:table-cell>
          <table:table-cell office:value-type="string" calcext:value-type="string">
            <text:p>C_0603_1608Metri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5,R13,R11,R9,R7,R5,R3,R1,R16,R14,R12,R10,R8,R6,R4,R2</text:p>
          </table:table-cell>
          <table:table-cell office:value-type="string" calcext:value-type="string">
            <text:p>R_0603_1608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6P-SMD-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CONNECTOR-6P-SMD-3440030P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8,R54,R41,R55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M_XC7A35T_DDR3_Daughter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_XC7A35T_DDR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38_4.4x9.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12S520DB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_10.4x10.4_H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7,C45,C44,C4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7,U6</text:p>
          </table:table-cell>
          <table:table-cell office:value-type="string" calcext:value-type="string">
            <text:p>TSSOP-20_4.4x6.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4_Zen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6,R47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46,C31,C30,C29,C23,C22,C21</text:p>
          </table:table-cell>
          <table:table-cell office:value-type="string" calcext:value-type="string">
            <text:p>C_0805_2012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5,R4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3,R4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7,TP6,TP5,TP4,TP3</text:p>
          </table:table-cell>
          <table:table-cell office:value-type="string" calcext:value-type="string">
            <text:p>TestPoint_Keystone_5019_Mina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28,C27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0pF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DSUB-23_Female_Horizontal_P2.77x2.84mm_EdgePinOffset7.70mm_Housed_MountingHolesOffset9.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23_Female_MountingHol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47151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151-000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-28-1EP_5x5mm_P0.5mm_EP3.35x3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-CP2102-GMR(QFN28)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42,C9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9,R38,R26,R25,R53,R52,R51,R50,R49,R48</text:p>
          </table:table-cell>
          <table:table-cell office:value-type="string" calcext:value-type="string">
            <text:p>R_0603_1608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11,D6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CI_10118193-0001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18193-0001L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ST-4-PTH-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19,C17,C15,C14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360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k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2x1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3_Odd_Eve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2,TP1</text:p>
          </table:table-cell>
          <table:table-cell office:value-type="string" calcext:value-type="string">
            <text:p>TestPoint_Pad_1.0x1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8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9,R18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OSHW-Logo2_7.3x6mm_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-Logo2_7.3x6mm_Copp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29,D28</text:p>
          </table:table-cell>
          <table:table-cell office:value-type="string" calcext:value-type="string">
            <text:p>D_SOD-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V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963AxST-1.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27,D26,D25,D24,D23,D22,D21,D20,D19,D18,D17,D16,D15,D14,D13,D12</text:p>
          </table:table-cell>
          <table:table-cell office:value-type="string" calcext:value-type="string">
            <text:p>D_SOD-3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_Zener 3.6V BZT52C39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4,L3,L2,L1</text:p>
          </table:table-cell>
          <table:table-cell office:value-type="string" calcext:value-type="string">
            <text:p>L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H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29,R28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INI-DI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-DIN-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EVQ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2,J1</text:p>
          </table:table-cell>
          <table:table-cell office:value-type="string" calcext:value-type="string">
            <text:p>DSUB-9_Male_Horizontal_P2.77x2.84mm_EdgePinOffset7.70mm_Housed_MountingHolesOffset9.1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9_M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DV7511KSTZ1</text:p>
          </table:table-cell>
          <table:table-cell office:value-type="string" calcext:value-type="string">
            <text:p>L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7511kstz</text:p>
          </table:table-cell>
          <table:table-cell/>
        </table:table-row>
        <table:table-row table:style-name="ro1">
          <table:table-cell table:number-columns-repeated="3"/>
          <table:table-cell table:formula="of:=SUM([.D2:.D66])" office:value-type="float" office:value="189" calcext:value-type="float">
            <text:p>189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14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hor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bb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/s</text:p>
          </table:table-cell>
          <table:table-cell office:value-type="string" calcext:value-type="string">
            <text:p>Mbits-/s</text:p>
          </table:table-cell>
          <table:table-cell office:value-type="string" calcext:value-type="string">
            <text:p>MT/s</text:p>
          </table:table-cell>
          <table:table-cell office:value-type="string" calcext:value-type="string">
            <text:p>pix clk</text:p>
          </table:table-cell>
          <table:table-cell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bb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/s</text:p>
          </table:table-cell>
          <table:table-cell office:value-type="string" calcext:value-type="string">
            <text:p>Mbits-/s</text:p>
          </table:table-cell>
          <table:table-cell office:value-type="string" calcext:value-type="string">
            <text:p>MT/s</text:p>
          </table:table-cell>
          <table:table-cell office:value-type="string" calcext:value-type="string">
            <text:p>pix clk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([.B7]*[.C7]*[.D7]*[.E7])" office:value-type="float" office:value="943718400" calcext:value-type="float">
            <text:p>943718400</text:p>
          </table:table-cell>
          <table:table-cell table:formula="of:=([.F7]/(1024*1024))" office:value-type="float" office:value="900" calcext:value-type="float">
            <text:p>900</text:p>
          </table:table-cell>
          <table:table-cell/>
          <table:table-cell table:formula="of:=([.B7]*[.C7]*[.E7])/1000000" office:value-type="float" office:value="39.3216" calcext:value-type="float">
            <text:p>39.3216</text:p>
          </table:table-cell>
          <table:table-cell/>
          <table:table-cell office:value-type="string" calcext:value-type="string">
            <text:p>write</text:p>
          </table:table-cell>
          <table:table-cell office:value-type="float" office:value="1280" calcext:value-type="float">
            <text:p>1280</text:p>
          </table:table-cell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([.L7]*[.M7]*[.N7]*[.O7])" office:value-type="float" office:value="786432000" calcext:value-type="float">
            <text:p>786432000</text:p>
          </table:table-cell>
          <table:table-cell table:formula="of:=([.P7]/(1024*1024))" office:value-type="float" office:value="750" calcext:value-type="float">
            <text:p>750</text:p>
          </table:table-cell>
          <table:table-cell table:formula="of:=([.Q7]/16)" office:value-type="float" office:value="46.875" calcext:value-type="float">
            <text:p>46.875</text:p>
          </table:table-cell>
          <table:table-cell table:formula="of:=([.L7]*[.M7]*[.O7])/1000000" office:value-type="float" office:value="32.768" calcext:value-type="float">
            <text:p>32.768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([.B8]*[.C8]*[.D8]*[.E8])" office:value-type="float" office:value="1132462080" calcext:value-type="float">
            <text:p>1132462080</text:p>
          </table:table-cell>
          <table:table-cell table:formula="of:=([.F8]/(1024*1024))" office:value-type="float" office:value="1080" calcext:value-type="float">
            <text:p>1080</text:p>
          </table:table-cell>
          <table:table-cell/>
          <table:table-cell table:formula="of:=([.B8]*[.C8]*[.E8])/1000000" office:value-type="float" office:value="47.18592" calcext:value-type="float">
            <text:p>47.18592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281" calcext:value-type="float">
            <text:p>1281</text:p>
          </table:table-cell>
          <table:table-cell office:value-type="float" office:value="513" calcext:value-type="float">
            <text:p>5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([.L8]*[.M8]*[.N8]*[.O8])" office:value-type="float" office:value="946300320" calcext:value-type="float">
            <text:p>946300320</text:p>
          </table:table-cell>
          <table:table-cell table:formula="of:=([.P8]/(1024*1024))" office:value-type="float" office:value="902.462310791016" calcext:value-type="float">
            <text:p>902.462310791016</text:p>
          </table:table-cell>
          <table:table-cell table:formula="of:=([.Q8]/16)" office:value-type="float" office:value="56.4038944244385" calcext:value-type="float">
            <text:p>56.4038944244385</text:p>
          </table:table-cell>
          <table:table-cell table:formula="of:=([.L8]*[.M8]*[.O8])/1000000" office:value-type="float" office:value="39.42918" calcext:value-type="float">
            <text:p>39.4291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7:.F8])" office:value-type="float" office:value="2076180480" calcext:value-type="float">
            <text:p>2076180480</text:p>
          </table:table-cell>
          <table:table-cell table:formula="of:=SUM([.G7:.G8])" office:value-type="float" office:value="1980" calcext:value-type="float">
            <text:p>1980</text:p>
          </table:table-cell>
          <table:table-cell table:formula="of:=([.G9]/16)" office:value-type="float" office:value="123.75" calcext:value-type="float">
            <text:p>123.7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table:formula="of:=SUM([.P7:.P8])" office:value-type="float" office:value="1732732320" calcext:value-type="float">
            <text:p>1732732320</text:p>
          </table:table-cell>
          <table:table-cell table:formula="of:=SUM([.Q7:.Q8])" office:value-type="float" office:value="1652.46231079102" calcext:value-type="float">
            <text:p>1652.46231079102</text:p>
          </table:table-cell>
          <table:table-cell table:formula="of:=([.Q9]/16)" office:value-type="float" office:value="103.278894424438" calcext:value-type="float">
            <text:p>103.27889442443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and out</text:p>
          </table:table-cell>
          <table:table-cell table:number-columns-repeated="3"/>
          <table:table-cell table:formula="of:=([.R9]*2)" office:value-type="float" office:value="206.557788848877" calcext:value-type="float">
            <text:p>206.55778884887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ycles/clk</text:p>
          </table:table-cell>
          <table:table-cell office:value-type="string" calcext:value-type="string">
            <text:p>MT/s</text:p>
          </table:table-cell>
          <table:table-cell office:value-type="string" calcext:value-type="string">
            <text:p>Bus width</text:p>
          </table:table-cell>
          <table:table-cell office:value-type="string" calcext:value-type="string">
            <text:p>MB/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C3200</text:p>
          </table:table-cell>
          <table:table-cell table:style-name="ce1" office:value-type="string" calcext:value-type="string">
            <text:p>DDR DIMM</text:p>
          </table:table-cell>
          <table:table-cell table:style-name="ce1" office:value-type="string" calcext:value-type="string">
            <text:p>DDR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([.F13]*[.G13])" office:value-type="float" office:value="6400" calcext:value-type="float">
            <text:p>6400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emory MiB</text:p>
          </table:table-cell>
          <table:table-cell office:value-type="string" calcext:value-type="string">
            <text:p>Width (bit)</text:p>
          </table:table-cell>
          <table:table-cell office:value-type="string" calcext:value-type="string">
            <text:p>cycles/read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em freq</text:p>
          </table:table-cell>
          <table:table-cell office:value-type="string" calcext:value-type="string">
            <text:p>bandwid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iga 5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09379" calcext:value-type="float">
            <text:p>7.09379</text:p>
          </table:table-cell>
          <table:table-cell office:value-type="float" office:value="1.773448" calcext:value-type="float">
            <text:p>1.773448</text:p>
          </table:table-cell>
          <table:table-cell table:formula="of:=([.F16]*[.C16])/8" office:value-type="float" office:value="3.546896" calcext:value-type="float">
            <text:p>3.5468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iga 1200 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.18" calcext:value-type="float">
            <text:p>14.18</text:p>
          </table:table-cell>
          <table:table-cell office:value-type="float" office:value="3.5" calcext:value-type="float">
            <text:p>3.5</text:p>
          </table:table-cell>
          <table:table-cell table:formula="of:=([.F17]*[.C17])/8" office:value-type="float" office:value="14" calcext:value-type="float">
            <text:p>14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RAM Frame (ns)</text:p>
          </table:table-cell>
          <table:table-cell office:value-type="string" calcext:value-type="string">
            <text:p>bits/access</text:p>
          </table:table-cell>
          <table:table-cell office:value-type="string" calcext:value-type="string">
            <text:p>Freq (MHz)</text:p>
          </table:table-cell>
          <table:table-cell office:value-type="string" calcext:value-type="string">
            <text:p>Bandwdith Mb/s</text:p>
          </table:table-cell>
          <table:table-cell office:value-type="string" calcext:value-type="string">
            <text:p>MT/s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table:formula="of:=(1/(280*10^-9))/1000000" office:value-type="float" office:value="3.57142857142857" calcext:value-type="float">
            <text:p>3.57142857142857</text:p>
          </table:table-cell>
          <table:table-cell table:formula="of:=([.C21]*[.D21])" office:value-type="float" office:value="57.1428571428571" calcext:value-type="float">
            <text:p>57.1428571428571</text:p>
          </table:table-cell>
          <table:table-cell table:formula="of:=([.E21]/16)" office:value-type="float" office:value="3.57142857142857" calcext:value-type="float">
            <text:p>3.57142857142857</text:p>
          </table:table-cell>
          <table:table-cell table:number-columns-repeated="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table:formula="of:=(1/(280*10^-9))/1000000" office:value-type="float" office:value="3.57142857142857" calcext:value-type="float">
            <text:p>3.57142857142857</text:p>
          </table:table-cell>
          <table:table-cell table:formula="of:=([.C22]*[.D22])" office:value-type="float" office:value="114.285714285714" calcext:value-type="float">
            <text:p>114.285714285714</text:p>
          </table:table-cell>
          <table:table-cell table:formula="of:=([.E22]/16)" office:value-type="float" office:value="7.14285714285714" calcext:value-type="float">
            <text:p>7.14285714285714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T/s</text:p>
          </table:table-cell>
          <table:table-cell office:value-type="string" calcext:value-type="string">
            <text:p>Amiga bus</text:p>
          </table:table-cell>
          <table:table-cell office:value-type="string" calcext:value-type="string">
            <text:p>Display buff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DR3 Max</text:p>
          </table:table-cell>
          <table:table-cell office:value-type="string" calcext:value-type="string">
            <text:p>Usage (%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st case</text:p>
          </table:table-cell>
          <table:table-cell office:value-type="float" office:value="7.15" calcext:value-type="float">
            <text:p>7.15</text:p>
          </table:table-cell>
          <table:table-cell office:value-type="float" office:value="103.28" calcext:value-type="float">
            <text:p>103.28</text:p>
          </table:table-cell>
          <table:table-cell table:formula="of:=([.B25]+[.C25])" office:value-type="float" office:value="110.43" calcext:value-type="float">
            <text:p>110.43</text:p>
          </table:table-cell>
          <table:table-cell table:formula="of:=([.F13])" office:value-type="float" office:value="400" calcext:value-type="float">
            <text:p>400</text:p>
          </table:table-cell>
          <table:table-cell table:formula="of:=([.D25]/[.E25])*100" office:value-type="float" office:value="27.6075" calcext:value-type="float">
            <text:p>27.6075</text:p>
          </table:table-cell>
          <table:table-cell table:number-columns-repeated="13"/>
        </table:table-row>
      </table:table>
      <table:table table:name="Sheet3" table:style-name="ta1"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athegory</text:p>
          </table:table-cell>
          <table:table-cell office:value-type="string" calcext:value-type="string">
            <text:p>sdram_ctrl</text:p>
          </table:table-cell>
          <table:table-cell office:value-type="string" calcext:value-type="string">
            <text:p>interm</text:p>
          </table:table-cell>
          <table:table-cell office:value-type="string" calcext:value-type="string">
            <text:p>minimig_mist_top</text:p>
          </table:table-cell>
          <table:table-cell office:value-type="string" calcext:value-type="string">
            <text:p>interm</text:p>
          </table:table-cell>
          <table:table-cell office:value-type="string" calcext:value-type="string">
            <text:p>minimig_sram_bridg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dram</text:p>
          </table:table-cell>
          <table:table-cell table:style-name="ce4" table:number-columns-repeated="1023"/>
        </table:table-row>
        <table:table-row table:style-name="ro1">
          <table:table-cell/>
          <table:table-cell office:value-type="string" calcext:value-type="string">
            <text:p>sdaddr</text:p>
          </table:table-cell>
          <table:table-cell office:value-type="string" calcext:value-type="string">
            <text:p>SDRAM_A</text:p>
          </table:table-cell>
          <table:table-cell office:value-type="string" calcext:value-type="string">
            <text:p>SDRAM_A (13 bit addr bu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_cs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SDRAM_nC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sdram_ba</text:p>
          </table:table-cell>
          <table:table-cell office:value-type="string" calcext:value-type="string">
            <text:p>SDRAM_B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_we</text:p>
          </table:table-cell>
          <table:table-cell table:number-columns-repeated="2" office:value-type="string" calcext:value-type="string">
            <text:p>SDRAM_nW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_ras</text:p>
          </table:table-cell>
          <table:table-cell table:number-columns-repeated="2" office:value-type="string" calcext:value-type="string">
            <text:p>SDRAM_nR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_cas</text:p>
          </table:table-cell>
          <table:table-cell table:number-columns-repeated="2" office:value-type="string" calcext:value-type="string">
            <text:p>SDRAM_nC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qm</text:p>
          </table:table-cell>
          <table:table-cell office:value-type="string" calcext:value-type="string">
            <text:p>sdram_dqm</text:p>
          </table:table-cell>
          <table:table-cell office:value-type="string" calcext:value-type="string">
            <text:p>SDRAM_DQ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data</text:p>
          </table:table-cell>
          <table:table-cell table:number-columns-repeated="2" office:value-type="string" calcext:value-type="string">
            <text:p>SDRAM_D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ost</text:p>
          </table:table-cell>
          <table:table-cell table:style-name="ce4" table:number-columns-repeated="1023"/>
        </table:table-row>
        <table:table-row table:style-name="ro1">
          <table:table-cell/>
          <table:table-cell office:value-type="string" calcext:value-type="string">
            <text:p>hostWR</text:p>
          </table:table-cell>
          <table:table-cell office:value-type="string" calcext:value-type="string">
            <text:p>16’h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Addr</text:p>
          </table:table-cell>
          <table:table-cell office:value-type="string" calcext:value-type="string">
            <text:p>24’h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State</text:p>
          </table:table-cell>
          <table:table-cell office:value-type="string" calcext:value-type="string">
            <text:p>1’b0, 2’b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L</text:p>
          </table:table-cell>
          <table:table-cell office:value-type="string" calcext:value-type="string">
            <text:p>1’b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U</text:p>
          </table:table-cell>
          <table:table-cell office:value-type="string" calcext:value-type="string">
            <text:p>1’b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RD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ena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p</text:p>
          </table:table-cell>
          <table:table-cell table:style-name="ce4" table:number-columns-repeated="1023"/>
        </table:table-row>
        <table:table-row table:style-name="ro1">
          <table:table-cell/>
          <table:table-cell table:style-name="ce5" office:value-type="string" calcext:value-type="string">
            <text:p>chipAddr</text:p>
          </table:table-cell>
          <table:table-cell office:value-type="string" calcext:value-type="string">
            <text:p>2'b00, ram_address[21:1]</text:p>
          </table:table-cell>
          <table:table-cell office:value-type="string" calcext:value-type="string">
            <text:p>minimig(2'b00, ram_address[21:1])</text:p>
          </table:table-cell>
          <table:table-cell office:value-type="string" calcext:value-type="string">
            <text:p>ram_address</text:p>
          </table:table-cell>
          <table:table-cell table:style-name="ce6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hipL</text:p>
          </table:table-cell>
          <table:table-cell table:style-name="ce7" office:value-type="string" calcext:value-type="string">
            <text:p>\_ram_ble</text:p>
          </table:table-cell>
          <table:table-cell office:value-type="string" calcext:value-type="string">
            <text:p>minimig(_ram_ble)</text:p>
          </table:table-cell>
          <table:table-cell office:value-type="string" calcext:value-type="string">
            <text:p>\_ram_ble</text:p>
          </table:table-cell>
          <table:table-cell table:style-name="ce8" office:value-type="string" calcext:value-type="string">
            <text:p>_bl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hipU</text:p>
          </table:table-cell>
          <table:table-cell office:value-type="string" calcext:value-type="string">
            <text:p>\_ram_bhe</text:p>
          </table:table-cell>
          <table:table-cell office:value-type="string" calcext:value-type="string">
            <text:p>minimig(_ram_bhe)</text:p>
          </table:table-cell>
          <table:table-cell table:style-name="ce7" office:value-type="string" calcext:value-type="string">
            <text:p>\_ram_bhe</text:p>
          </table:table-cell>
          <table:table-cell table:style-name="ce8" office:value-type="string" calcext:value-type="string">
            <text:p>_bh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hipRW</text:p>
          </table:table-cell>
          <table:table-cell table:style-name="ce7" office:value-type="string" calcext:value-type="string">
            <text:p>\_ram_we</text:p>
          </table:table-cell>
          <table:table-cell office:value-type="string" calcext:value-type="string">
            <text:p>minimig(_ram_we)</text:p>
          </table:table-cell>
          <table:table-cell office:value-type="string" calcext:value-type="string">
            <text:p>\_ram_we</text:p>
          </table:table-cell>
          <table:table-cell table:style-name="ce8" office:value-type="string" calcext:value-type="string">
            <text:p>_w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hip_dma</text:p>
          </table:table-cell>
          <table:table-cell office:value-type="string" calcext:value-type="string">
            <text:p>\_ram_oe</text:p>
          </table:table-cell>
          <table:table-cell office:value-type="string" calcext:value-type="string">
            <text:p>minimig(_ram_oe)</text:p>
          </table:table-cell>
          <table:table-cell office:value-type="string" calcext:value-type="string">
            <text:p>\_ram_oe</text:p>
          </table:table-cell>
          <table:table-cell table:style-name="ce8" office:value-type="string" calcext:value-type="string">
            <text:p>_o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hipRD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hip48</text:p>
          </table:table-cell>
          <table:table-cell office:value-type="string" calcext:value-type="string">
            <text:p>chip48</text:p>
          </table:table-cell>
          <table:table-cell office:value-type="string" calcext:value-type="string">
            <text:p>minimig(chip48)</text:p>
          </table:table-cell>
          <table:table-cell office:value-type="string" calcext:value-type="string">
            <text:p>chip48</text:p>
          </table:table-cell>
          <table:table-cell office:value-type="string" calcext:value-type="string">
            <text:p>denise(chip48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pu</text:p>
          </table:table-cell>
          <table:table-cell table:style-name="ce4" table:number-columns-repeated="3"/>
          <table:table-cell table:style-name="ce4" office:value-type="string" calcext:value-type="string">
            <text:p>Tg_68</text:p>
          </table:table-cell>
          <table:table-cell table:style-name="ce4" table:number-columns-repeated="1019"/>
        </table:table-row>
        <table:table-row table:style-name="ro1">
          <table:table-cell/>
          <table:table-cell table:style-name="ce5" office:value-type="string" calcext:value-type="string">
            <text:p>cpuAddr</text:p>
          </table:table-cell>
          <table:table-cell office:value-type="string" calcext:value-type="string">
            <text:p>tg68_clds</text:p>
          </table:table-cell>
          <table:table-cell office:value-type="string" calcext:value-type="string">
            <text:p>tg68(ramld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pustate</text:p>
          </table:table-cell>
          <table:table-cell office:value-type="string" calcext:value-type="string">
            <text:p>tg68_cpustate</text:p>
          </table:table-cell>
          <table:table-cell office:value-type="string" calcext:value-type="string">
            <text:p>tg68(cpustate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puL</text:p>
          </table:table-cell>
          <table:table-cell office:value-type="string" calcext:value-type="string">
            <text:p>tg68_clds</text:p>
          </table:table-cell>
          <table:table-cell office:value-type="string" calcext:value-type="string">
            <text:p>tg68(ramld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puU</text:p>
          </table:table-cell>
          <table:table-cell office:value-type="string" calcext:value-type="string">
            <text:p>tg68_cuds</text:p>
          </table:table-cell>
          <table:table-cell office:value-type="string" calcext:value-type="string">
            <text:p>tg68(ramud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pu_dma</text:p>
          </table:table-cell>
          <table:table-cell office:value-type="string" calcext:value-type="string">
            <text:p>tg68_cdma</text:p>
          </table:table-cell>
          <table:table-cell office:value-type="string" calcext:value-type="string">
            <text:p>tg68(cpuDMA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puWR</text:p>
          </table:table-cell>
          <table:table-cell office:value-type="string" calcext:value-type="string">
            <text:p>tg68_dat_out</text:p>
          </table:table-cell>
          <table:table-cell office:value-type="string" calcext:value-type="string">
            <text:p>tg68(data_write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cpuRD</text:p>
          </table:table-cell>
          <table:table-cell office:value-type="string" calcext:value-type="string">
            <text:p>tg68_cout</text:p>
          </table:table-cell>
          <table:table-cell office:value-type="string" calcext:value-type="string">
            <text:p>tg68(fromram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ena7RDreg</text:p>
          </table:table-cell>
          <table:table-cell office:value-type="string" calcext:value-type="string">
            <text:p>tg68_ena7RD</text:p>
          </table:table-cell>
          <table:table-cell table:style-name="ce5" office:value-type="string" calcext:value-type="string">
            <text:p>tg68(ena7RDreg)</text:p>
          </table:table-cell>
          <table:table-cell office:value-type="string" calcext:value-type="string">
            <text:p>vmaena (not used)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na7WRreg</text:p>
          </table:table-cell>
          <table:table-cell office:value-type="string" calcext:value-type="string">
            <text:p>tg68_ena7WR</text:p>
          </table:table-cell>
          <table:table-cell table:style-name="ce5" office:value-type="string" calcext:value-type="string">
            <text:p>tg68(ena7WRreg)</text:p>
          </table:table-cell>
          <table:table-cell office:value-type="string" calcext:value-type="string">
            <text:p>Enable memory i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puena</text:p>
          </table:table-cell>
          <table:table-cell office:value-type="string" calcext:value-type="string">
            <text:p>tg68_cpuena</text:p>
          </table:table-cell>
          <table:table-cell table:style-name="ce5" office:value-type="string" calcext:value-type="string">
            <text:p>tg68(ramready)</text:p>
          </table:table-cell>
          <table:table-cell office:value-type="string" calcext:value-type="string">
            <text:p>clkena, 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enaRDreg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5:59:38.761141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6:46:18.445967794</dc:date>
    <meta:editing-duration>PT1H18M7S</meta:editing-duration>
    <meta:editing-cycles>4</meta:editing-cycles>
    <meta:generator>LibreOffice/6.0.7.3$Linux_X86_64 LibreOffice_project/00m0$Build-3</meta:generator>
    <meta:document-statistic meta:table-count="3" meta:cell-count="575" meta:object-count="0"/>
  </office:meta>
</office:document-meta>
</file>